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86291666666667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9.81604166666667cm" style:use-optimal-column-width="true"/>
    </style:style>
    <style:style style:name="co8" style:family="table-column">
      <style:table-column-properties fo:break-before="auto" style:column-width="9.68375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eograph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3" table:default-cell-style-name="ce3"/>
        <table:table-column table:style-name="co18" table:number-columns-repeated="16353" table:default-cell-style-name="ce3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සෞරග්‍රහ මණ්ඩලය තුළ පෘථිවිය හා එහි සංයුතිය</text:p>
          </table:table-cell>
          <table:table-cell table:number-columns-repeated="16374" table:style-name="ce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ශිලා ගෝලය</text:p>
          </table:table-cell>
          <table:table-cell table:number-columns-repeated="16374" table:style-name="ce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වායු ගෝලය</text:p>
          </table:table-cell>
          <table:table-cell table:number-columns-repeated="16374" table:style-name="ce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ජල ගෝලය</text:p>
          </table:table-cell>
          <table:table-cell table:number-columns-repeated="16374" table:style-name="ce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පෘථිවියේ සංයුතිය</text:p>
          </table:table-cell>
          <table:table-cell office:value-type="string" table:style-name="ce2">
            <text:p>ජෛව ගෝලය</text:p>
          </table:table-cell>
          <table:table-cell table:number-columns-repeated="16374" table:style-name="ce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සාගර</text:p>
          </table:table-cell>
          <table:table-cell table:number-columns-repeated="16374" table:style-name="ce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ගොඩබිම දැකියහැකි භෞතික ලක්ෂණ</text:p>
          </table:table-cell>
          <table:table-cell table:number-columns-repeated="16374" table:style-name="ce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8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ගංගා</text:p>
          </table:table-cell>
          <table:table-cell table:number-columns-repeated="16374" table:style-name="ce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09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දේශගුණය</text:p>
          </table:table-cell>
          <table:table-cell table:number-columns-repeated="16374" table:style-name="ce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දේශගුණ වර්ග</text:p>
          </table:table-cell>
          <table:table-cell table:number-columns-repeated="16374" table:style-name="ce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1-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පෘථිවියේ ප්‍රධාන භෞතික ලක්ෂණ</text:p>
          </table:table-cell>
          <table:table-cell office:value-type="string" table:style-name="ce2">
            <text:p>භූ විශමතාව</text:p>
          </table:table-cell>
          <table:table-cell table:number-columns-repeated="16374" table:style-name="ce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 කෘෂිකර්ම ඉතිහාසය</text:p>
          </table:table-cell>
          <table:table-cell table:number-columns-repeated="16374" table:style-name="ce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 වී වගාවේ ස්වභාවය</text:p>
          </table:table-cell>
          <table:table-cell table:number-columns-repeated="16374" table:style-name="ce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තිරිඟු වගාවේ ස්වභාවය</text:p>
          </table:table-cell>
          <table:table-cell table:number-columns-repeated="16374" table:style-name="ce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වතු කෘෂිකර්මය</text:p>
          </table:table-cell>
          <table:table-cell table:number-columns-repeated="16374" table:style-name="ce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භූමි පර්භෝග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6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ලෝකයේ ප්‍රධාන කෘෂිකාර්මික භූමි පරිභෝග වර්ග</text:p>
          </table:table-cell>
          <table:table-cell office:value-type="string" table:style-name="ce2">
            <text:p>සත්ත්ව පාලනය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7-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භෝග වර්ග ව්‍යාප්තිය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7-0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ය සඳහා උචිත පාරිසරික තත්ත්ව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8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වී වගාව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09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තේ වගාව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0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පොල් වගාව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1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රබර් වගාව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සුළු අපනයන භෝග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එළවළු හා පලතුරු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4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සත්ත්ව පාලනය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5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ධීවර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6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</text:p>
          </table:table-cell>
          <table:table-cell office:value-type="string" table:style-name="ce2">
            <text:p>ශ්‍රී ලංකාවේ කෘෂිකර්මාන්තය හා සම්බන්ධ ගැටළු හා ප්‍රවණතා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8-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කර්මාන්ත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8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කර්මාන්ත ව්‍යාප්තිය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19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යකඩ හා වානේ <text:s/>කර්මාන්තය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20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මෝටර් රථ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21</text:p>
          </table:table-cell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ැව් තැනීමේ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22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විද්‍යුත්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23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කපු පිළි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2-2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නිෂ්පාදන කර්මාන්ත</text:p>
          </table:table-cell>
          <table:table-cell office:value-type="string" table:style-name="ce2">
            <text:p>යකඩ හා වානේ කර්මාන්තය ආශ්‍රිත ගැටළු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ාර්මික ඉතිහාසය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මිනිරන්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පිඟන් මැටි ආශ්‍රිත කර්මාන්ත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විද්‍යුත් කර්මාන්ත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පෙට්‍රෝ රසායන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මෝටර් රථ එකලස් කිරීම හා බෝට්ටු නිශ්පාදනය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7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ආහාරපාන වර්ග නිශ්පාදන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8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ගෘහ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09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සංචාරක කර්මාන්තය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10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වේ කර්මාන්ත කිහිපයක ව්‍යාප්තිය, ගැටලු හා ප්‍රවණතා</text:p>
          </table:table-cell>
          <table:table-cell office:value-type="string" table:style-name="ce2">
            <text:p>ශ්‍රී ලංකා ආර්ථිකයේ කර්මාන්ත වල වැදගත්කම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11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සිතියම් විකාශය හා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12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සිතියම් වර්ග හා ප්‍රයෝජන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1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භූ ලක්ෂණ සිතියමක අඩංගු තොරතුරු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geography-10-03-14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සිතියම් හැඳින්වීම</text:p>
          </table:table-cell>
          <table:table-cell office:value-type="string" table:style-name="ce2">
            <text:p>සිතියමක පිහිටීම</text:p>
          </table:table-cell>
          <table:table-cell table:number-columns-repeated="16374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13T14:45:17Z</meta:creation-date>
    <dc:date>2022-09-24T04:53:24Z</dc:date>
    <meta:editing-cycles>17</meta:editing-cycles>
    <meta:editing-duration>PT4073S</meta:editing-duration>
  </office:meta>
</office:document-meta>
</file>